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ans-serif"/>
    <style:font-face style:name="Linux Libertine" svg:font-family="'Linux Libertine', Georgia, Times, serif"/>
    <style:font-face style:name="Tahoma1" svg:font-family="Tahoma"/>
    <style:font-face style:name="arial" svg:font-family="arial, sans-serif"/>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0.428cm" fo:margin-left="4.763cm" table:align="left" style:writing-mode="lr-tb"/>
    </style:style>
    <style:style style:name="Tabela1.A" style:family="table-column">
      <style:table-column-properties style:column-width="5.461cm"/>
    </style:style>
    <style:style style:name="Tabela1.B" style:family="table-column">
      <style:table-column-properties style:column-width="4.967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8" style:family="paragraph" style:parent-style-name="Standard">
      <style:paragraph-properties fo:text-align="center" style:justify-single-word="false"/>
      <style:text-properties fo:language="fr" fo:country="FR"/>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cm" fo:margin-right="0cm" fo:text-indent="1.249cm" style:auto-text-indent="false"/>
    </style:style>
    <style:style style:name="P11" style:family="paragraph" style:parent-style-name="Standard">
      <style:paragraph-properties fo:margin-left="0cm" fo:margin-right="0cm" fo:text-align="justify" style:justify-single-word="false" fo:text-indent="1.249cm" style:auto-text-indent="false"/>
    </style:style>
    <style:style style:name="P12" style:family="paragraph" style:parent-style-name="Text_20_body">
      <style:paragraph-properties fo:margin-left="0cm" fo:margin-right="0cm" fo:text-align="justify" style:justify-single-word="false" fo:text-indent="1.249cm" style:auto-text-indent="false"/>
    </style:style>
    <style:style style:name="P13" style:family="paragraph" style:parent-style-name="Standard">
      <style:paragraph-properties fo:margin-left="0.953cm" fo:margin-right="0cm" fo:text-align="justify" style:justify-single-word="false" fo:text-indent="-0.953cm" style:auto-text-indent="false"/>
    </style:style>
    <style:style style:name="P14" style:family="paragraph" style:parent-style-name="Standard">
      <style:paragraph-properties fo:margin-left="0.635cm" fo:margin-right="0cm" fo:text-align="justify" style:justify-single-word="false" fo:text-indent="-0.635cm" style:auto-text-indent="false" style:text-autospace="none"/>
    </style:style>
    <style:style style:name="P15" style:family="paragraph" style:parent-style-name="Standard" style:master-page-name="Standard">
      <style:paragraph-properties fo:text-align="center" style:justify-single-word="false" style:page-number="auto"/>
      <style:text-properties fo:font-weight="bold" style:font-weight-asian="bold"/>
    </style:style>
    <style:style style:name="P16" style:family="paragraph" style:parent-style-name="Standard">
      <style:paragraph-properties fo:margin-left="0.635cm" fo:margin-right="0cm" fo:text-align="justify" style:justify-single-word="false" fo:text-indent="-0.635cm" style:auto-text-indent="false" style:text-autospace="none"/>
      <style:text-properties fo:language="en" fo:country="US"/>
    </style:style>
    <style:style style:name="P17" style:family="paragraph" style:parent-style-name="Standard">
      <style:paragraph-properties fo:margin-left="0.635cm" fo:margin-right="0cm" fo:text-align="justify" style:justify-single-word="false" fo:text-indent="-0.635cm" style:auto-text-indent="false" style:text-autospace="non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text-properties fo:font-weight="bold" style:font-weight-asian="bold"/>
    </style:style>
    <style:style style:name="P19" style:family="paragraph" style:parent-style-name="Standard">
      <style:paragraph-properties fo:margin-left="0cm" fo:margin-right="0cm" fo:text-align="justify" style:justify-single-word="false" fo:text-indent="1.249cm" style:auto-text-indent="false"/>
    </style:style>
    <style:style style:name="P20" style:family="paragraph" style:parent-style-name="Text_20_body">
      <style:paragraph-properties fo:margin-left="0cm" fo:margin-right="0cm" fo:text-align="justify" style:justify-single-word="false" fo:text-indent="1.249cm" style:auto-text-indent="false"/>
    </style:style>
    <style:style style:name="T1" style:family="text">
      <style:text-properties fo:font-style="italic" style:font-style-asian="italic" style:font-style-complex="italic"/>
    </style:style>
    <style:style style:name="T2" style:family="text">
      <style:text-properties fo:language="en" fo:country="US"/>
    </style:style>
    <style:style style:name="T3" style:family="text">
      <style:text-properties fo:font-style="normal" style:font-style-asian="normal" style:font-style-complex="normal"/>
    </style:style>
    <style:style style:name="T4" style:family="text">
      <style:text-properties fo:language="pt" fo:country="BR"/>
    </style:style>
    <style:style style:name="T5" style:family="text">
      <style:text-properties fo:font-variant="normal" fo:text-transform="none" fo:color="#222222" style:font-name="Times New Roman"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222222" style:font-name="Times New Roman" fo:font-size="12pt" fo:letter-spacing="normal" fo:language="pt" fo:country="BR"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222222" style:font-name="arial" fo:font-size="12pt" fo:letter-spacing="normal" fo:language="pt" fo:country="BR" fo:font-style="normal" fo:font-weight="normal" style:font-style-asian="normal" style:font-style-complex="normal"/>
    </style:style>
    <style:style style:name="T8" style:family="text">
      <style:text-properties fo:font-variant="normal" fo:text-transform="none" fo:color="#000000" style:font-name="Times New Roman" fo:letter-spacing="normal" fo:language="pt" fo:country="PT" fo:font-style="normal" fo:font-weight="normal"/>
    </style:style>
    <style:style style:name="T9" style:family="text">
      <style:text-properties fo:font-variant="normal" fo:text-transform="none" fo:color="#000000" style:font-name="Times New Roman" fo:letter-spacing="normal" fo:language="pt" fo:country="BR" fo:font-style="normal" fo:font-weight="normal"/>
    </style:style>
    <style:style style:name="T10" style:family="text">
      <style:text-properties fo:font-variant="normal" fo:text-transform="none" fo:color="#000000" style:font-name="Times New Roman" fo:letter-spacing="normal" fo:language="pt" fo:country="BR" fo:font-style="normal" fo:font-weight="normal" style:font-style-asian="normal" style:font-style-complex="normal"/>
    </style:style>
    <style:style style:name="T11" style:family="text">
      <style:text-properties fo:font-variant="normal" fo:text-transform="none" fo:color="#000000" style:font-name="Times New Roman" fo:letter-spacing="normal" fo:language="pt" fo:country="BR" fo:font-style="italic" fo:font-weight="normal" style:font-style-asian="italic" style:font-style-complex="italic"/>
    </style:style>
    <style:style style:name="T12" style:family="text">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style:font-name="Times New Roman" fo:font-size="12pt" fo:language="pt" fo:country="BR"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style:font-name="Times New Roman"/>
    </style:style>
    <style:style style:name="T15"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UNIVERSIDADE FEDERAL DO RIO DE JANEIRO</text:p>
      <text:p text:style-name="P5">ESCOLA POLITÉCNICA</text:p>
      <text:p text:style-name="P5">DEPARTAMENTO DE ENGENHARIA ELETRÔNICA E DE COMPUTAÇÃO </text:p>
      <text:p text:style-name="P6"/>
      <text:p text:style-name="P6"/>
      <text:p text:style-name="P7">PROPOSTA DE PROJETO DE GRADUAÇÃO</text:p>
      <text:p text:style-name="P2"/>
      <text:p text:style-name="P2">Aluno: Matheus Hoffmann Fernandes Santos</text:p>
      <text:p text:style-name="P8">hoffmann@poli.ufrj.br</text:p>
      <text:p text:style-name="P8"/>
      <text:p text:style-name="P2">Orientador: Alexandre Visintainer Pino</text:p>
      <text:p text:style-name="Standard"/>
      <text:p text:style-name="Standard"/>
      <text:p text:style-name="P4">1. TÍTULO</text:p>
      <text:p text:style-name="Standard"/>
      <text:p text:style-name="P9"><text:tab/>Análise estatística de modelos preditivos para reações adversas ao tratamento quimioterápico em portadoras do câncer de mama.</text:p>
      <text:p text:style-name="Standard"/>
      <text:p text:style-name="Standard"/>
      <text:p text:style-name="P4">2. ÊNFASE:</text:p>
      <text:p text:style-name="P4"/>
      <text:p text:style-name="P10">Computação </text:p>
      <text:p text:style-name="Standard"/>
      <text:p text:style-name="Standard"/>
      <text:p text:style-name="P4">3. TEMA</text:p>
      <text:p text:style-name="P11"/>
      <text:p text:style-name="P11">O tema do trabalho é a análise dos principais modelos de classificação para a predição de efeitos colaterais devido ao tratamento do câncer de mama, tendo como base casos anteriores em que foram possíveis coletar informações pessoais e genéticas de portadoras, bem como suas reações não hematológicas referentes ao tratamento, sendo elas principalmente: astenia; mialgia; artralgia; mucosite; dor abdominal e diarreia. </text:p>
      <text:p text:style-name="Standard"/>
      <text:p text:style-name="Standard"/>
      <text:p text:style-name="P4">4. DELIMITAÇÃO</text:p>
      <text:p text:style-name="P10"/>
      <text:p text:style-name="P11">O objeto de estudo do projeto são os modelos estatísticos que podem classificar as possíveis reações de uma dada portadora do câncer em tratamento com informações conhecidas a priori nos mesmos termos dos casos anteriores previamente usados para ajustar esses mesmos modelos.</text:p>
      <text:p text:style-name="P11"/>
      <text:p text:style-name="Standard"/>
      <text:p text:style-name="P4">5. JUSTIFICATIVA</text:p>
      <text:p text:style-name="Standard"/>
      <text:p text:style-name="P12">O câncer de mama é o mais frequente e também o mais mortífero câncer dentre a população feminina, respondendo por 23% de todos os casos e 14% das mortes provenientes [1]. O aprimoramente do tratamento para o câncer de mama em conjunto com o popularização de exames preventivos contribuiu para que as taxas de mortalidade para o câncer de mama em alguns países nos últimos anos (2011) [1]. Apesar da melhora global recente, as taxas ainda são elevadas para países em desenvolvimento, <text:soft-page-break/>como o Brasil, devido a detecção tardia da doença, em estágios mais avançados do câncer de mama [2]. </text:p>
      <text:p text:style-name="P12">Segundo o Ministério da Saúde, cerca de 60% dos tumores de mama são diagnosticados nos estágios III e IV [2], em que já pode haver a disseminação para outros órgãos, implicando em terapias sistêmicas que se espalham para todo o corpo da paciente em face do tratamento. Esse diagnóstico tardio, então, resulta na redução de sobrevida pela doença e um tratamento mais agressivo, aumentando significativamente o risco de complicação e reações adversas das portadoras. As reações adversas são um fator importante que afeta a qualidade de vida dos pacientes, mas que pode ser mitigado ou até mesmo evitado por meio de condutas terapêuticas individualizadas. Para isso, é importante o conhecimento dos fatores relacionados ao desenvolvimento das reações e com a ajuda de modelos preditivos já adequar o tratamento quimioterápico tendo em vista as prováveis reações. [3]</text:p>
      <text:p text:style-name="P12"/>
      <text:p text:style-name="P4">6. OBJETIVO</text:p>
      <text:p text:style-name="Standard"/>
      <text:p text:style-name="P11">O objetivo geral é, então, propor um modelo computacional capaz de classificar e/ou quantificar probabilisticamente as reações de novas portadoras em tratamento quimioterápico, tendo em vista as evidências anteriormente usadas para ajuste do modelo. As evidências são dados demográficos, de reações não hematológicas, de comorbidades e polimorfismos genéticos.</text:p>
      <text:p text:style-name="P10"/>
      <text:p text:style-name="P10"/>
      <text:p text:style-name="P4">7. METODOLOGIA</text:p>
      <text:p text:style-name="Standard"/>
      <text:p text:style-name="P11">A metodologia adota será o <text:span text:style-name="T3">fluxo de trabalho</text:span> adotado pela Ciência de Dados, que é composto resumidamente em etapas de coleta, preparação/exploração, modelagem, validação e publicação dos resultados, respectivamente.</text:p>
      <text:p text:style-name="P11">Os dados foram cedidos pelo <text:span text:style-name="T14">Instituto Nacial do Câncer, são registros de prontuários separados em quatro tabelas contendo dados: Demográficos - 494 amostras de 19 variáveis;</text:span><text:bookmark text:name="firstHeading"/><text:span text:style-name="T14"> </text:span><text:span text:style-name="T8">Polimorfismo de </text:span><text:span text:style-name="T9">N</text:span><text:span text:style-name="T8">ucleotídeo </text:span><text:span text:style-name="T9">Ú</text:span><text:span text:style-name="T8">nico </text:span><text:span text:style-name="T9">- <text:s/>271 amostras de 14 variáveis; Comorbidades</text:span><text:span text:style-name="T8"> </text:span><text:span text:style-name="T9">- <text:s/>205 amostras de 9 variáveis; <text:s/>Reações Não Hematológicas – 278 amostras de 218 variáveis. Essa última tabela é a mais importante, uma vez que é o chamado “marcador”(</text:span><text:span text:style-name="T11">label</text:span><text:span text:style-name="T9">) dos modelos, como é representação do objetivo – reações adversas - esse dado será usado para validar os modelos, ou seja, verificar se eles correspodem a realidade, ou melhor, as amostras da realidade. O número de variáveis de reações não hematológicas é elevado devido as 31 reações que são classificadas ao longo do tratamento em sete etapas, cada uma categorizada em quatro níveis, que representam <text:s/>reação nula até grave, gradativamente.</text:span></text:p>
      <text:p text:style-name="P11"><text:span text:style-name="T9">Todas estas tabelas possuem dados faltando, são diversas proporções de </text:span><text:span text:style-name="T11">Missing Data </text:span><text:span text:style-name="T10">ao longo das várias colunas de cada tabela. No caso das Reações Não Hematológicas, os níveis de falta de dado chegam a 40% em estágios finais de classificação(6</text:span><text:span text:style-name="T7">°</text:span><text:span text:style-name="T10"> e 7</text:span><text:span text:style-name="T7">°</text:span><text:span text:style-name="T10">), um dado preocupante que pode levar em conta o uso ou não desse label para os modelos. O preditor mais estimado, que são os dados genéticos das portadoras, também tem um valor elevado de falta de dados, sendo em média de 14% do total. Então, os dados faltantes assumirão um papel essencial no trabalho, que seram os <text:s/>testes de relevância de um dado preditor, dado sua escassez e possível imprecisão, caso o modelo assuma também a responsabilidade de inferir esses dados faltantes.</text:span></text:p>
      <text:p text:style-name="P11"><text:soft-page-break/>. Quanto aos modelos, serão utilizados os mais apropriados dentro da literatura de predição estatística e pertinentes ao contexto do projeto, por ordem crescente de complexidade, iniciando pela Regressão Logística e seus variantes, depois partindo para modelos mais complexos como Árvore de Decisão, Naive Bayes, SVM e os mais avançados e que compoem o estado da arte da classificação, tais como Random Forest e Bayesian Network.</text:p>
      <text:p text:style-name="P11">O primeiro passo, para cada modelo, será a filtragem dos dados que são relevantes para a predição. Isso será feito submetendo os dados a testes de hipótese sobre variáveis que influenciam as reações adversas. Uma vez tendo escolhido os preditores do modelo e avaliando a cobertura total dos dados passa-se para a implementação do modelo, realizando ajustes para otimizar resultados, principalmente, reduzir o chamado <text:span text:style-name="T1">error rate</text:span><text:span text:style-name="T3"> de teste, que metrifica o quanto o modelo erra uma vez ajustado[4].</text:span></text:p>
      <text:p text:style-name="P11"><text:span text:style-name="T3">Para validação será utilizado o método de Validação Cruzada, que é um método genérico de comparação de modelos que evita um erro comum na modelagem estatística, o </text:span><text:span text:style-name="T1">overfitting, </text:span><text:span text:style-name="T3">que é a especialização demasiada do modelo em face dos dados de treino, perdendo dessa maneira genericidade para novas amostras. A validação cruzada separa os dados diversas vezes em duas proporções fixas(usualmente 70% e 30% entre treino e teste, respectivamente), porém a cada separação de proporção fixa os dados de erro e de treino são escolhidos aleatóriamente e sua taxa de erro é calculada, comparando os marcadores(reações adversas observadas) com a predição(reações adversas estimadas), Ao final de finitas iterações, podemos achar um valor central da taxa de erro, que expressa o quanto em média o modelo erra para novas amostras, desconhecidas dentro do conjunto de treino[4].</text:span></text:p>
      <text:p text:style-name="P11"><text:span text:style-name="T3">Ao final, os resultados serão compartilhados com o INCA para que possam ser utilizados em novos casos em que as evidências das portadoras forem coletadas, tendo em vista a mitigação de prováveis futuras reações. É também possível apresentação dos resultados em congressos e revistas científicas da área biomédica.</text:span></text:p>
      <text:p text:style-name="P11"><text:span text:style-name="T3">O desenvolvimento, a princípio, será feito em linguagem R e ambiente Windows e UNIX usando o software Rstudio, versão gratuita. A documentação do código será ao estilo da chamada </text:span><text:span text:style-name="T1">Programação Literária </text:span><text:span text:style-name="T3">(Notebook/Markdown)</text:span><text:span text:style-name="T1">, </text:span><text:span text:style-name="T3">em que a documentação é feita por blocos com determinada funcionalidade. Esse paradigma de programação é muito vantajoso no ambiente acadêmico, pois conecta as etapas de documentação e programação, priorizando a inteligibilidade e interoperabilidade da linguagem e dos modelos. Além disso, documentos podem ser gerados automáticamente preservando a clareza da sintaxe.</text:span></text:p>
      <text:p text:style-name="Standard"/>
      <text:p text:style-name="P4">8. MATERIAIS</text:p>
      <text:p text:style-name="Standard"><text:tab/></text:p>
      <text:p text:style-name="P11">Dados de mulheres portadoras de câncer de mama disponibilizados pelo Instituto Nacional do Câncer, computador/notebook pessoal do aluno, linguagem R(Licença GPL – Pública Geral) bem como ambiente de desenvolvimento RStudio (Licença GNU Affero – Pública Geral)</text:p>
      <text:p text:style-name="Standard"/>
      <text:p text:style-name="Standard"/>
      <text:p text:style-name="P4">9. CRONOGRAMA</text:p>
      <text:p text:style-name="Standard"/>
      <text:p text:style-name="Standard">Fase 1: Análise descritiva, preparação dos dados e elaboração da proposta.</text:p>
      <text:p text:style-name="Standard">Fase 2: Elaboração e análise dos modelos simples, com enfoque na classificação geral.</text:p>
      <text:p text:style-name="Standard">Fase 3: Elaboração e análise de modelos complexos, com enfoque nos dados genéticos.</text:p>
      <text:p text:style-name="Standard"><text:soft-page-break/>Fase 4: Revisão e avaliação geral dos modelos.</text:p>
      <text:p text:style-name="Standard">Fase 5: Pesquisa e avaliação de modelos que compõem o <text:span text:style-name="T1">Estado da Arte</text:span><text:span text:style-name="T3"> no contexto do projeto.</text:span></text:p>
      <text:p text:style-name="Standard">Fase 6: Publicação, finalização e ajustes.</text:p>
      <text:p text:style-name="Standard"/>
      <text:p text:style-name="Standard"/>
      <text:p text:style-name="P4">10. REFERÊNCIAS BIBLIOGRÁFICAS</text:p>
      <text:p text:style-name="P13"/>
      <text:p text:style-name="P16">[1] <text:s/>A. Jemal and etal., “Global cancer statistics. ca cancer j clin, 2011. 61(2): p. 69-90.” 1 [2] INCA, “Instituto nacional do cancer http://www.inca.gov.br/estimativa/2014/ index.asp?id=5, acessado em 06-2014.” 1 [3] NCCN, “National comprehensive cancer network http://www.nccn.org, acessado em 03-2013.” 1 </text:p>
      <text:p text:style-name="P16"/>
      <text:p text:style-name="P16">[2] INCA, “Instituto nacional do cancer http://www.inca.gov.br/estimativa/2014/ index.asp?id=5, acessado em 06-2014.” 1 </text:p>
      <text:p text:style-name="P16"/>
      <text:p text:style-name="P14"><text:span text:style-name="T2">[</text:span><text:span text:style-name="T4">3</text:span><text:span text:style-name="T2">] <text:s/></text:span><text:span text:style-name="T5">PAULA, Daniela Polessa. MÉTODOS LONGITUDINAIS APLICADOS AO ESTUDO DA MULTICAUSALIDADE ASSOCIADA A REAC OES ADVERSAS AO TRATAMENTO QUIMIOTERAPICO PARA O </text:span><text:span text:style-name="T6">CÂNCER</text:span><text:span text:style-name="T5"> DE MAMA. 2015. Tese de Doutorado. Universidade Federal do Rio de Janeiro.</text:span><text:span text:style-name="T12"> http://www.peb.ufrj.br/teses/Tese0229_2015_12_14.pdf </text:span><text:span text:style-name="T13">acessado em 04-2018.</text:span></text:p>
      <text:p text:style-name="P17"/>
      <text:p text:style-name="P14"><text:span text:style-name="T12">[</text:span><text:span text:style-name="T13">4</text:span><text:span text:style-name="T12">] <text:s text:c="2"/></text:span><text:span text:style-name="T5">JAMES, Gareth et al.An introduction to statistical learning. New York: springer, 2013.</text:span><text:span text:style-name="T12"> </text:span></text:p>
      <text:p text:style-name="P13"/>
      <text:p text:style-name="P13"/>
      <text:p text:style-name="Standard">Rio de Janeiro, 25 de abril de 2018</text:p>
      <text:p text:style-name="Standard"/>
      <text:p text:style-name="Standard"/>
      <table:table table:name="Tabela1" table:style-name="Tabela1">
        <table:table-column table:style-name="Tabela1.A"/>
        <table:table-column table:style-name="Tabela1.B"/>
        <table:table-row table:style-name="Tabela1.1">
          <table:table-cell table:style-name="Tabela1.A1" office:value-type="string">
            <text:p text:style-name="P3">_____________________</text:p>
            <text:p text:style-name="P2">Matheus Hoffmann Fernandes Santos</text:p>
          </table:table-cell>
          <table:table-cell table:style-name="Tabela1.A1" office:value-type="string">
            <text:p text:style-name="P3">_____________________</text:p>
            <text:p text:style-name="P2">Alexandre Visintainer Pino</text:p>
            <text:p text:style-name="P2">Orientado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ans-serif"/>
    <style:font-face style:name="Linux Libertine" svg:font-family="'Linux Libertine', Georgia, Times, serif"/>
    <style:font-face style:name="Tahoma1" svg:font-family="Tahoma"/>
    <style:font-face style:name="arial" svg:font-family="arial, sans-serif"/>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loext:contextual-spacing="false"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Page_20_Number" style:display-name="Page Number" style:family="text" style:parent-style-name="Fonte_20_parág._20_padrão"/>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0.999cm" fo:page-height="29.699cm" style:num-format="1" style:print-orientation="portrait" fo:margin-top="2.50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age-number text:select-page="current">4</text:page-number></text:span><text:span text:style-name="Page_20_Number"> de </text:span><text:span text:style-name="Page_20_Number"><text:page-count style:num-format="1">4</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UNIVERSIDADE FEDERAL DO RIO DE JANEIRO</dc:title>
    <meta:initial-creator>a</meta:initial-creator>
    <meta:creation-date>2007-08-14T16:39:00</meta:creation-date>
    <dc:date>2018-04-25T01:18:37.56</dc:date>
    <meta:editing-cycles>13</meta:editing-cycles>
    <meta:editing-duration>PT4H31M1S</meta:editing-duration>
    <meta:print-date>2018-03-28T01:18:59.556000000</meta:print-date>
    <meta:document-statistic meta:table-count="1" meta:image-count="0" meta:object-count="0" meta:page-count="4" meta:paragraph-count="51" meta:word-count="1382" meta:character-count="9188"/>
    <meta:user-defined meta:name="Info 1"/>
    <meta:user-defined meta:name="Info 2"/>
    <meta:user-defined meta:name="Info 3"/>
    <meta:user-defined meta:name="Info 4"/>
  </office:meta>
</office:document-meta>
</file>